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453cm" fo:min-width="3.83cm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768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0.74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cm" fo:min-width="0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00a933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solid" draw:fill-color="#ffff00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solid" draw:fill-color="#ffff00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P7" style:family="paragraph">
      <loext:graphic-properties draw:fill="solid" draw:fill-color="#00a933"/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color="#3465a4" loext:opacity="100%" style:text-position="sub 58%"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33cm" svg:height="1.195cm" svg:x="5.242cm" svg:y="8.215cm">
          <draw:text-box>
            <text:p text:style-name="P1"><text:span text:style-name="T1">s</text:span><text:span text:style-name="T2">i</text:span></text:p>
          </draw:text-box>
        </draw:frame>
        <draw:line draw:style-name="gr2" draw:text-style-name="P3" draw:layer="layout" svg:x1="2.697cm" svg:y1="9.348cm" svg:x2="11.577cm" svg:y2="9.34cm">
          <text:p/>
        </draw:line>
        <draw:line draw:style-name="gr2" draw:text-style-name="P3" draw:layer="layout" svg:x1="2.27cm" svg:y1="10.293cm" svg:x2="2.27cm" svg:y2="15.712cm">
          <text:p/>
        </draw:line>
        <draw:frame draw:style-name="gr3" draw:text-style-name="P4" draw:layer="layout" svg:width="1.799cm" svg:height="1.275cm" svg:x="2.693cm" svg:y="9.871cm">
          <draw:text-box>
            <text:p text:style-name="P1"><text:span text:style-name="T3">X</text:span><text:span text:style-name="T4">1,1</text:span></text:p>
          </draw:text-box>
        </draw:frame>
        <draw:frame draw:style-name="gr3" draw:text-style-name="P4" draw:layer="layout" svg:width="3.596cm" svg:height="1.275cm" svg:x="6.294cm" svg:y="9.872cm">
          <draw:text-box>
            <text:p text:style-name="P1">...</text:p>
          </draw:text-box>
        </draw:frame>
        <draw:frame draw:style-name="gr4" draw:text-style-name="P5" draw:layer="layout" svg:width="1.799cm" svg:height="1.275cm" svg:x="4.494cm" svg:y="11.172cm">
          <draw:text-box>
            <text:p text:style-name="P1"><text:span text:style-name="T3">X</text:span><text:span text:style-name="T4">2,2</text:span></text:p>
          </draw:text-box>
        </draw:frame>
        <draw:frame draw:style-name="gr4" draw:text-style-name="P6" draw:layer="layout" svg:width="1.799cm" svg:height="1.275cm" svg:x="2.694cm" svg:y="11.172cm">
          <draw:text-box>
            <text:p text:style-name="P1"><text:span text:style-name="T3">X</text:span><text:span text:style-name="T4">2,1</text:span></text:p>
          </draw:text-box>
        </draw:frame>
        <draw:frame draw:style-name="gr3" draw:text-style-name="P4" draw:layer="layout" svg:width="1.799cm" svg:height="1.275cm" svg:x="2.694cm" svg:y="14.472cm">
          <draw:text-box>
            <text:p text:style-name="P1"><text:span text:style-name="T3">X</text:span><text:span text:style-name="T4">s,1</text:span></text:p>
          </draw:text-box>
        </draw:frame>
        <draw:frame draw:style-name="gr3" draw:text-style-name="P4" draw:layer="layout" svg:width="1.799cm" svg:height="1.275cm" svg:x="9.894cm" svg:y="9.872cm">
          <draw:text-box>
            <text:p text:style-name="P1"><text:span text:style-name="T3">X</text:span><text:span text:style-name="T4">1,si</text:span></text:p>
          </draw:text-box>
        </draw:frame>
        <draw:frame draw:style-name="gr4" draw:text-style-name="P5" draw:layer="layout" svg:width="1.799cm" svg:height="1.275cm" svg:x="9.895cm" svg:y="11.173cm">
          <draw:text-box>
            <text:p text:style-name="P1"><text:span text:style-name="T3">X</text:span><text:span text:style-name="T4">2,si</text:span></text:p>
          </draw:text-box>
        </draw:frame>
        <draw:frame draw:style-name="gr3" draw:text-style-name="P4" draw:layer="layout" svg:width="1.799cm" svg:height="1.275cm" svg:x="4.495cm" svg:y="14.473cm">
          <draw:text-box>
            <text:p text:style-name="P1"><text:span text:style-name="T3">X</text:span><text:span text:style-name="T4">s,2</text:span></text:p>
          </draw:text-box>
        </draw:frame>
        <draw:frame draw:style-name="gr3" draw:text-style-name="P4" draw:layer="layout" svg:width="1.799cm" svg:height="1.275cm" svg:x="9.895cm" svg:y="14.473cm">
          <draw:text-box>
            <text:p text:style-name="P1"><text:span text:style-name="T3">X</text:span><text:span text:style-name="T4">s,si</text:span></text:p>
          </draw:text-box>
        </draw:frame>
        <draw:frame draw:style-name="gr3" draw:text-style-name="P4" draw:layer="layout" svg:width="1.799cm" svg:height="1.275cm" svg:x="4.495cm" svg:y="9.873cm">
          <draw:text-box>
            <text:p text:style-name="P1"><text:span text:style-name="T3">X</text:span><text:span text:style-name="T4">1,2</text:span></text:p>
          </draw:text-box>
        </draw:frame>
        <draw:frame draw:style-name="gr4" draw:text-style-name="P5" draw:layer="layout" svg:width="3.596cm" svg:height="1.275cm" svg:x="6.294cm" svg:y="11.173cm">
          <draw:text-box>
            <text:p text:style-name="P1">...</text:p>
          </draw:text-box>
        </draw:frame>
        <draw:frame draw:style-name="gr3" draw:text-style-name="P4" draw:layer="layout" svg:width="3.596cm" svg:height="1.275cm" svg:x="6.294cm" svg:y="14.474cm">
          <draw:text-box>
            <text:p text:style-name="P1">...</text:p>
          </draw:text-box>
        </draw:frame>
        <draw:frame draw:style-name="gr5" draw:text-style-name="P4" draw:layer="layout" svg:width="1.799cm" svg:height="2.018cm" svg:x="2.695cm" svg:y="12.43cm">
          <draw:text-box>
            <text:p text:style-name="P1">...</text:p>
          </draw:text-box>
        </draw:frame>
        <draw:frame draw:style-name="gr5" draw:text-style-name="P4" draw:layer="layout" svg:width="1.799cm" svg:height="2.018cm" svg:x="4.496cm" svg:y="12.43cm">
          <draw:text-box>
            <text:p text:style-name="P1">...</text:p>
          </draw:text-box>
        </draw:frame>
        <draw:frame draw:style-name="gr5" draw:text-style-name="P4" draw:layer="layout" svg:width="1.799cm" svg:height="2.018cm" svg:x="9.897cm" svg:y="12.43cm">
          <draw:text-box>
            <text:p text:style-name="P1">...</text:p>
          </draw:text-box>
        </draw:frame>
        <draw:frame draw:style-name="gr5" draw:text-style-name="P4" draw:layer="layout" svg:width="3.592cm" svg:height="2.018cm" svg:x="6.298cm" svg:y="12.43cm">
          <draw:text-box>
            <text:p text:style-name="P1">...</text:p>
          </draw:text-box>
        </draw:frame>
        <draw:frame draw:style-name="gr6" draw:text-style-name="P2" draw:layer="layout" svg:width="1.24cm" svg:height="1.195cm" svg:x="1.03cm" svg:y="12.112cm">
          <draw:text-box>
            <text:p text:style-name="P1"><text:span text:style-name="T1">s</text:span></text:p>
          </draw:text-box>
        </draw:frame>
        <draw:frame draw:style-name="gr1" draw:text-style-name="P2" draw:layer="layout" svg:width="4.33cm" svg:height="1.195cm" svg:x="15.32cm" svg:y="1.075cm">
          <draw:text-box>
            <text:p text:style-name="P1"><text:span text:style-name="T1">d</text:span></text:p>
          </draw:text-box>
        </draw:frame>
        <draw:line draw:style-name="gr2" draw:text-style-name="P3" draw:layer="layout" svg:x1="14.017cm" svg:y1="2.27cm" svg:x2="21.002cm" svg:y2="2.27cm">
          <text:p/>
        </draw:line>
        <draw:line draw:style-name="gr2" draw:text-style-name="P3" draw:layer="layout" svg:x1="13.27cm" svg:y1="3.194cm" svg:x2="13.27cm" svg:y2="8.613cm">
          <text:p/>
        </draw:line>
        <draw:frame draw:style-name="gr3" draw:text-style-name="P4" draw:layer="layout" svg:width="1.803cm" svg:height="1.275cm" svg:x="17.294cm" svg:y="2.773cm">
          <draw:text-box>
            <text:p text:style-name="P1">...</text:p>
          </draw:text-box>
        </draw:frame>
        <draw:frame draw:style-name="gr3" draw:text-style-name="P4" draw:layer="layout" svg:width="1.799cm" svg:height="1.275cm" svg:x="15.494cm" svg:y="4.073cm">
          <draw:text-box>
            <text:p text:style-name="P1"><text:span text:style-name="T5">Q</text:span><text:span text:style-name="T6">0</text:span><text:span text:style-name="T4">2,2</text:span></text:p>
          </draw:text-box>
        </draw:frame>
        <draw:frame draw:style-name="gr3" draw:text-style-name="P4" draw:layer="layout" svg:width="1.799cm" svg:height="1.275cm" svg:x="13.694cm" svg:y="4.075cm">
          <draw:text-box>
            <text:p text:style-name="P1"><text:span text:style-name="T5">Q</text:span><text:span text:style-name="T6">0</text:span><text:span text:style-name="T4">2,1</text:span></text:p>
          </draw:text-box>
        </draw:frame>
        <draw:frame draw:style-name="gr3" draw:text-style-name="P4" draw:layer="layout" svg:width="1.799cm" svg:height="1.275cm" svg:x="13.694cm" svg:y="7.373cm">
          <draw:text-box>
            <text:p text:style-name="P1"><text:span text:style-name="T5">Q</text:span><text:span text:style-name="T6">0</text:span><text:span text:style-name="T4">s,1</text:span></text:p>
          </draw:text-box>
        </draw:frame>
        <draw:frame draw:style-name="gr3" draw:text-style-name="P4" draw:layer="layout" svg:width="2.013cm" svg:height="1.275cm" svg:x="19.094cm" svg:y="2.773cm">
          <draw:text-box>
            <text:p text:style-name="P1"><text:span text:style-name="T5">Q</text:span><text:span text:style-name="T6">0</text:span><text:span text:style-name="T4">1,si</text:span></text:p>
          </draw:text-box>
        </draw:frame>
        <draw:frame draw:style-name="gr3" draw:text-style-name="P4" draw:layer="layout" svg:width="2.012cm" svg:height="1.275cm" svg:x="19.095cm" svg:y="4.074cm">
          <draw:text-box>
            <text:p text:style-name="P1"><text:span text:style-name="T5">Q</text:span><text:span text:style-name="T6">0</text:span><text:span text:style-name="T4">2,si</text:span></text:p>
          </draw:text-box>
        </draw:frame>
        <draw:frame draw:style-name="gr3" draw:text-style-name="P4" draw:layer="layout" svg:width="1.799cm" svg:height="1.275cm" svg:x="15.495cm" svg:y="7.374cm">
          <draw:text-box>
            <text:p text:style-name="P1"><text:span text:style-name="T5">Q</text:span><text:span text:style-name="T6">0</text:span><text:span text:style-name="T4">s,2</text:span></text:p>
          </draw:text-box>
        </draw:frame>
        <draw:frame draw:style-name="gr7" draw:text-style-name="P4" draw:layer="layout" svg:width="2.012cm" svg:height="1.27cm" svg:x="19.095cm" svg:y="7.35cm">
          <draw:text-box>
            <text:p text:style-name="P1"><text:span text:style-name="T5">Q</text:span><text:span text:style-name="T6">0</text:span><text:span text:style-name="T4">s,si</text:span></text:p>
          </draw:text-box>
        </draw:frame>
        <draw:frame draw:style-name="gr3" draw:text-style-name="P4" draw:layer="layout" svg:width="1.799cm" svg:height="1.275cm" svg:x="15.495cm" svg:y="2.774cm">
          <draw:text-box>
            <text:p text:style-name="P1"><text:span text:style-name="T5">Q</text:span><text:span text:style-name="T6">0</text:span><text:span text:style-name="T4">1,2</text:span></text:p>
          </draw:text-box>
        </draw:frame>
        <draw:frame draw:style-name="gr3" draw:text-style-name="P4" draw:layer="layout" svg:width="1.803cm" svg:height="1.275cm" svg:x="17.294cm" svg:y="4.074cm">
          <draw:text-box>
            <text:p text:style-name="P1">...</text:p>
          </draw:text-box>
        </draw:frame>
        <draw:frame draw:style-name="gr3" draw:text-style-name="P4" draw:layer="layout" svg:width="1.803cm" svg:height="1.275cm" svg:x="17.294cm" svg:y="7.375cm">
          <draw:text-box>
            <text:p text:style-name="P1">...</text:p>
          </draw:text-box>
        </draw:frame>
        <draw:frame draw:style-name="gr5" draw:text-style-name="P4" draw:layer="layout" svg:width="1.799cm" svg:height="2.018cm" svg:x="13.695cm" svg:y="5.331cm">
          <draw:text-box>
            <text:p text:style-name="P1">...</text:p>
          </draw:text-box>
        </draw:frame>
        <draw:frame draw:style-name="gr5" draw:text-style-name="P4" draw:layer="layout" svg:width="1.799cm" svg:height="2.018cm" svg:x="15.496cm" svg:y="5.331cm">
          <draw:text-box>
            <text:p text:style-name="P1">...</text:p>
          </draw:text-box>
        </draw:frame>
        <draw:frame draw:style-name="gr5" draw:text-style-name="P4" draw:layer="layout" svg:width="2.01cm" svg:height="2.018cm" svg:x="19.097cm" svg:y="5.331cm">
          <draw:text-box>
            <text:p text:style-name="P1">...</text:p>
          </draw:text-box>
        </draw:frame>
        <draw:frame draw:style-name="gr5" draw:text-style-name="P4" draw:layer="layout" svg:width="1.799cm" svg:height="2.018cm" svg:x="17.298cm" svg:y="5.331cm">
          <draw:text-box>
            <text:p text:style-name="P1">...</text:p>
          </draw:text-box>
        </draw:frame>
        <draw:frame draw:style-name="gr6" draw:text-style-name="P2" draw:layer="layout" svg:width="1.24cm" svg:height="1.195cm" svg:x="12.03cm" svg:y="5.013cm">
          <draw:text-box>
            <text:p text:style-name="P1"><text:span text:style-name="T1">s</text:span><text:span text:style-name="T2">i</text:span></text:p>
          </draw:text-box>
        </draw:frame>
        <draw:frame draw:style-name="gr3" draw:text-style-name="P4" draw:layer="layout" svg:width="1.799cm" svg:height="1.275cm" svg:x="13.695cm" svg:y="2.774cm">
          <draw:text-box>
            <text:p text:style-name="P1"><text:span text:style-name="T3">Q</text:span><text:span text:style-name="T6">0</text:span><text:span text:style-name="T4">2,1</text:span></text:p>
          </draw:text-box>
        </draw:frame>
        <draw:frame draw:style-name="gr1" draw:text-style-name="P2" draw:layer="layout" svg:width="4.33cm" svg:height="1.195cm" svg:x="15.321cm" svg:y="16.176cm">
          <draw:text-box>
            <text:p text:style-name="P1"><text:span text:style-name="T1">d</text:span></text:p>
          </draw:text-box>
        </draw:frame>
        <draw:line draw:style-name="gr2" draw:text-style-name="P3" draw:layer="layout" svg:x1="14.018cm" svg:y1="16.271cm" svg:x2="21.003cm" svg:y2="16.271cm">
          <text:p/>
        </draw:line>
        <draw:line draw:style-name="gr2" draw:text-style-name="P3" draw:layer="layout" svg:x1="13.271cm" svg:y1="10.295cm" svg:x2="13.271cm" svg:y2="15.714cm">
          <text:p/>
        </draw:line>
        <draw:frame draw:style-name="gr3" draw:text-style-name="P4" draw:layer="layout" svg:width="1.803cm" svg:height="1.275cm" svg:x="17.295cm" svg:y="9.874cm">
          <draw:text-box>
            <text:p text:style-name="P1">...</text:p>
          </draw:text-box>
        </draw:frame>
        <draw:frame draw:style-name="gr8" draw:text-style-name="P7" draw:layer="layout" svg:width="1.799cm" svg:height="1.275cm" svg:x="15.495cm" svg:y="11.174cm">
          <draw:text-box>
            <text:p text:style-name="P1"><text:span text:style-name="T5">Q</text:span><text:span text:style-name="T4">2,2</text:span></text:p>
          </draw:text-box>
        </draw:frame>
        <draw:frame draw:style-name="gr8" draw:text-style-name="P7" draw:layer="layout" svg:width="1.799cm" svg:height="1.275cm" svg:x="13.695cm" svg:y="11.176cm">
          <draw:text-box>
            <text:p text:style-name="P1"><text:span text:style-name="T5">Q</text:span><text:span text:style-name="T4">2,1</text:span></text:p>
          </draw:text-box>
        </draw:frame>
        <draw:frame draw:style-name="gr3" draw:text-style-name="P4" draw:layer="layout" svg:width="1.799cm" svg:height="1.275cm" svg:x="13.695cm" svg:y="14.474cm">
          <draw:text-box>
            <text:p text:style-name="P1"><text:span text:style-name="T5">Q</text:span><text:span text:style-name="T4">s,1</text:span></text:p>
          </draw:text-box>
        </draw:frame>
        <draw:frame draw:style-name="gr3" draw:text-style-name="P4" draw:layer="layout" svg:width="2.013cm" svg:height="1.275cm" svg:x="19.095cm" svg:y="9.874cm">
          <draw:text-box>
            <text:p text:style-name="P1"><text:span text:style-name="T5">Q</text:span><text:span text:style-name="T4">1,si</text:span></text:p>
          </draw:text-box>
        </draw:frame>
        <draw:frame draw:style-name="gr8" draw:text-style-name="P7" draw:layer="layout" svg:width="2.012cm" svg:height="1.275cm" svg:x="19.096cm" svg:y="11.175cm">
          <draw:text-box>
            <text:p text:style-name="P1"><text:span text:style-name="T5">Q</text:span><text:span text:style-name="T4">2,si</text:span></text:p>
          </draw:text-box>
        </draw:frame>
        <draw:frame draw:style-name="gr3" draw:text-style-name="P4" draw:layer="layout" svg:width="1.799cm" svg:height="1.275cm" svg:x="15.496cm" svg:y="14.475cm">
          <draw:text-box>
            <text:p text:style-name="P1"><text:span text:style-name="T5">Q</text:span><text:span text:style-name="T4">s,2</text:span></text:p>
          </draw:text-box>
        </draw:frame>
        <draw:frame draw:style-name="gr7" draw:text-style-name="P4" draw:layer="layout" svg:width="2.012cm" svg:height="1.27cm" svg:x="19.096cm" svg:y="14.451cm">
          <draw:text-box>
            <text:p text:style-name="P1"><text:span text:style-name="T5">Q</text:span><text:span text:style-name="T4">s,si</text:span></text:p>
          </draw:text-box>
        </draw:frame>
        <draw:frame draw:style-name="gr3" draw:text-style-name="P4" draw:layer="layout" svg:width="1.799cm" svg:height="1.275cm" svg:x="15.496cm" svg:y="9.875cm">
          <draw:text-box>
            <text:p text:style-name="P1"><text:span text:style-name="T5">Q</text:span><text:span text:style-name="T4">1,2</text:span></text:p>
          </draw:text-box>
        </draw:frame>
        <draw:frame draw:style-name="gr8" draw:text-style-name="P7" draw:layer="layout" svg:width="1.803cm" svg:height="1.275cm" svg:x="17.295cm" svg:y="11.175cm">
          <draw:text-box>
            <text:p text:style-name="P1">...</text:p>
          </draw:text-box>
        </draw:frame>
        <draw:frame draw:style-name="gr3" draw:text-style-name="P4" draw:layer="layout" svg:width="1.803cm" svg:height="1.275cm" svg:x="17.295cm" svg:y="14.476cm">
          <draw:text-box>
            <text:p text:style-name="P1">...</text:p>
          </draw:text-box>
        </draw:frame>
        <draw:frame draw:style-name="gr5" draw:text-style-name="P4" draw:layer="layout" svg:width="1.799cm" svg:height="2.018cm" svg:x="13.696cm" svg:y="12.432cm">
          <draw:text-box>
            <text:p text:style-name="P1">...</text:p>
          </draw:text-box>
        </draw:frame>
        <draw:frame draw:style-name="gr5" draw:text-style-name="P4" draw:layer="layout" svg:width="1.799cm" svg:height="2.018cm" svg:x="15.497cm" svg:y="12.432cm">
          <draw:text-box>
            <text:p text:style-name="P1">...</text:p>
          </draw:text-box>
        </draw:frame>
        <draw:frame draw:style-name="gr5" draw:text-style-name="P4" draw:layer="layout" svg:width="2.01cm" svg:height="2.018cm" svg:x="19.098cm" svg:y="12.432cm">
          <draw:text-box>
            <text:p text:style-name="P1">...</text:p>
          </draw:text-box>
        </draw:frame>
        <draw:frame draw:style-name="gr5" draw:text-style-name="P4" draw:layer="layout" svg:width="1.799cm" svg:height="2.018cm" svg:x="17.299cm" svg:y="12.432cm">
          <draw:text-box>
            <text:p text:style-name="P1">...</text:p>
          </draw:text-box>
        </draw:frame>
        <draw:frame draw:style-name="gr6" draw:text-style-name="P2" draw:layer="layout" svg:width="1.24cm" svg:height="1.195cm" svg:x="12.031cm" svg:y="12.114cm">
          <draw:text-box>
            <text:p text:style-name="P1"><text:span text:style-name="T1">s</text:span><text:span text:style-name="T2">s</text:span></text:p>
          </draw:text-box>
        </draw:frame>
        <draw:frame draw:style-name="gr3" draw:text-style-name="P4" draw:layer="layout" svg:width="1.799cm" svg:height="1.275cm" svg:x="13.696cm" svg:y="9.875cm">
          <draw:text-box>
            <text:p text:style-name="P1"><text:span text:style-name="T3">Q</text:span><text:span text:style-name="T4">2,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4T15:12:04.010545000</dc:date>
    <meta:editing-duration>PT8M24S</meta:editing-duration>
    <meta:editing-cycles>3</meta:editing-cycles>
    <meta:generator>LibreOffice/26.2.1.2$Windows_X86_64 LibreOffice_project/620$Build-2</meta:generator>
    <meta:document-statistic meta:object-count="60"/>
  </office:meta>
</office:document-meta>
</file>